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6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2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6" style:family="paragraph" style:parent-style-name="normal">
      <style:paragraph-properties fo:orphans="0" fo:widows="0"/>
      <style:text-properties style:font-name="Montserrat" fo:font-size="10pt" officeooo:rsid="000b88d3" officeooo:paragraph-rsid="000b88d3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c40b6" officeooo:paragraph-rsid="000c40b6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fo:font-size="10pt" officeooo:rsid="000de4e6" officeooo:paragraph-rsid="000de4e6" style:font-name-asian="Montserrat1" style:font-size-asian="10pt" style:font-name-complex="Montserrat1" style:font-size-complex="10pt"/>
    </style:style>
    <style:style style:name="P9" style:family="paragraph" style:parent-style-name="normal">
      <style:paragraph-properties fo:orphans="0" fo:widows="0"/>
      <style:text-properties style:font-name="Montserrat" fo:font-size="10pt" officeooo:rsid="000ec7c7" officeooo:paragraph-rsid="000ec7c7" style:font-name-asian="Montserrat1" style:font-size-asian="10pt" style:font-name-complex="Montserrat1" style:font-size-complex="10pt"/>
    </style:style>
    <style:style style:name="P10" style:family="paragraph" style:parent-style-name="normal">
      <style:paragraph-properties fo:orphans="0" fo:widows="0"/>
      <style:text-properties style:font-name="Montserrat" fo:font-size="10pt" officeooo:rsid="000f1f8f" officeooo:paragraph-rsid="000f1f8f" style:font-name-asian="Montserrat1" style:font-size-asian="10pt" style:font-name-complex="Montserrat1" style:font-size-complex="10pt"/>
    </style:style>
    <style:style style:name="P11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12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13" style:family="paragraph" style:parent-style-name="normal">
      <style:paragraph-properties fo:orphans="0" fo:widows="0"/>
      <style:text-properties style:font-name="Montserrat" officeooo:rsid="000a07a3" officeooo:paragraph-rsid="000a07a3" style:font-name-asian="Montserrat1" style:font-name-complex="Montserrat1"/>
    </style:style>
    <style:style style:name="P14" style:family="paragraph" style:parent-style-name="normal">
      <style:paragraph-properties fo:orphans="0" fo:widows="0"/>
      <style:text-properties style:font-name="Montserrat" officeooo:rsid="000b88d3" officeooo:paragraph-rsid="000b88d3" style:font-name-asian="Montserrat1" style:font-name-complex="Montserrat1"/>
    </style:style>
    <style:style style:name="P15" style:family="paragraph" style:parent-style-name="normal">
      <style:paragraph-properties fo:orphans="0" fo:widows="0"/>
      <style:text-properties style:font-name="Montserrat" officeooo:rsid="000ec7c7" officeooo:paragraph-rsid="000ec7c7" style:font-name-asian="Montserrat1" style:font-name-complex="Montserrat1"/>
    </style:style>
    <style:style style:name="P16" style:family="paragraph" style:parent-style-name="normal">
      <style:paragraph-properties fo:orphans="0" fo:widows="0"/>
      <style:text-properties style:font-name="Montserrat" officeooo:rsid="000f1f8f" officeooo:paragraph-rsid="000f1f8f" style:font-name-asian="Montserrat1" style:font-name-complex="Montserrat1"/>
    </style:style>
    <style:style style:name="P17" style:family="paragraph" style:parent-style-name="normal">
      <style:paragraph-properties fo:orphans="0" fo:widows="0"/>
    </style:style>
    <style:style style:name="P18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19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8" style:family="text">
      <style:text-properties fo:color="#ffffff" loext:opacity="100%" style:font-name="Montserrat" fo:font-weight="bold" officeooo:rsid="000a07a3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3" loext:marker-style-name="T2"><text:span text:style-name="T2">Cahier de recette - Plan de test</text:span><text:span text:style-name="T3"> </text:span><text:span text:style-name="T2">End-to-End du parcours visiteur</text:span></text:p>
      <text:p text:style-name="P2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7" loext:marker-style-name="T6"><text:span text:style-name="T6">En consultant la liste des évènements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17" loext:marker-style-name="T6"><text:span text:style-name="T6">Lorsque je sélectionne une catégorie</text:span><text:span text:style-name="T6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7" loext:marker-style-name="T6"><text:span text:style-name="T6">La liste des évènements affiche uniquement les événements de la catégorie sélectionnée.</text:span><text:span text:style-name="T6"/></text:p>
          </table:table-cell>
        </table:table-row>
        <table:table-row table:style-name="Tableau1.1">
          <table:table-cell table:style-name="Tableau1.A6" office:value-type="string">
            <text:p text:style-name="P18" loext:marker-style-name="T7"/>
          </table:table-cell>
          <table:table-cell table:style-name="Tableau1.B6" office:value-type="string">
            <text:p text:style-name="P11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3" loext:marker-style-name="T6">En affichant la liste de toutes les catégories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13" loext:marker-style-name="T6">Quand les évènements s’affich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3" loext:marker-style-name="T6">Le mois doit s’afficher sur toutes les images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6" loext:marker-style-name="T5">En remplissant le formulaire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6" loext:marker-style-name="T5">Quand je clique sur Envoyer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4" loext:marker-style-name="T6">Un message d’envoi réussi doit apparaîtr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7" loext:marker-style-name="T5">En regardant le carrousel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7" loext:marker-style-name="T5">Quand les images s’affich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8" loext:marker-style-name="T5">Sur la dernière image, je dois revenir à la 1èr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9" loext:marker-style-name="T5">En consultant le slider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9" loext:marker-style-name="T5">Quand les images défilent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5" loext:marker-style-name="T6">Les mois de l’année doivent apparaîtr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0" loext:marker-style-name="T5">Sur le footer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10" loext:marker-style-name="T5">Je consulte la dernière prestation</text:p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6" loext:marker-style-name="T6">Une image doit être présente</text:p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11" loext:marker-style-name="T6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8" office:value-type="string">
            <text:p text:style-name="P11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40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</text:span><text:span text:style-name="T8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11" loext:marker-style-name="T6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  <table:table-row table:style-name="Tableau1.51">
          <table:table-cell table:style-name="Tableau1.A1" office:value-type="string">
            <text:p text:style-name="P5" loext:marker-style-name="T5"/>
          </table:table-cell>
          <table:table-cell table:style-name="Tableau1.A1" office:value-type="string">
            <text:p text:style-name="P5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4" loext:marker-style-name="T5"><text:span text:style-name="T7">Scénario 1</text:span><text:span text:style-name="T8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 loext:marker-style-name="T5"><text:span text:style-name="T7">Given</text:span><text:span text:style-name="T9"/></text:p>
          </table:table-cell>
          <table:table-cell table:style-name="Tableau1.B3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When</text:span><text:span text:style-name="T9"/></text:p>
          </table:table-cell>
          <table:table-cell table:style-name="Tableau1.B4" office:value-type="string">
            <text:p text:style-name="P5" loext:marker-style-name="T5"/>
          </table:table-cell>
        </table:table-row>
        <table:table-row table:style-name="Tableau1.1">
          <table:table-cell table:style-name="Tableau1.A2" office:value-type="string">
            <text:p text:style-name="P4" loext:marker-style-name="T5"><text:span text:style-name="T7">Then</text:span><text:span text:style-name="T9"/></text:p>
          </table:table-cell>
          <table:table-cell table:style-name="Tableau1.B5" office:value-type="string">
            <text:p text:style-name="P5" loext:marker-style-name="T5"/>
          </table:table-cell>
        </table:table-row>
      </table:table>
      <text:p text:style-name="P12" loext:marker-style-name="T6"/>
      <text:p text:style-name="P12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3T08:06:32.610000000</dc:date>
    <meta:editing-duration>P9DT13H55M12S</meta:editing-duration>
    <meta:editing-cycles>4</meta:editing-cycles>
    <meta:generator>LibreOffice/24.2.4.2$Windows_X86_64 LibreOffice_project/51a6219feb6075d9a4c46691dcfe0cd9c4fff3c2</meta:generator>
    <meta:document-statistic meta:table-count="1" meta:image-count="1" meta:object-count="0" meta:page-count="2" meta:paragraph-count="65" meta:word-count="187" meta:character-count="1057" meta:non-whitespace-character-count="933"/>
  </office:meta>
</office:document-meta>
</file>